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letLayout.CopletLayout(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Layout.getCopletInstanc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letLayout.setCopletInstanceId( String c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